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AutoStopWordAnalyzer.addStopWords( IndexReader reader , String fieldName , int maxDocFreq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AutoStopWordAnalyzer.addStopWords( IndexReader reader , int maxDocFre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AutoStopWordAnalyzer.getStopWords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AutoStopWordAnalyzer.addStopWords( IndexReader reader , float maxPercent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AutoStopWordAnalyzer.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AutoStopWordAnalyzer.addStopWord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AutoStopWordAnalyzer.QueryAutoStopWordAnalyzer( Analyz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AutoStopWordAnalyzer.addStopWords( IndexReader reader , String fieldName , float maxPercentD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AutoStopWordAnalyzer.getStopWor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